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389e0"/>
    </style:style>
    <style:style style:name="P3" style:family="paragraph" style:parent-style-name="Standard">
      <style:paragraph-properties fo:text-align="center" style:justify-single-word="false" fo:break-before="column"/>
      <style:text-properties officeooo:paragraph-rsid="000389e0"/>
    </style:style>
    <style:style style:name="P4" style:family="paragraph" style:parent-style-name="Standard">
      <style:paragraph-properties fo:text-align="center" style:justify-single-word="false"/>
      <style:text-properties officeooo:paragraph-rsid="00065c1a"/>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list-style-name="L10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 style:family="graphic" style:list-style-name="L10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4" style:family="graphic" style:list-style-name="L10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5" style:family="graphic" style:list-style-name="L11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125cm" fo:padding-bottom="0.125cm" fo:padding-left="0.25cm" fo:padding-right="0.25cm" draw:shadow="hidden" draw:shadow-offset-x="0.199cm" draw:shadow-offset-y="0.199cm" draw:shadow-color="#808080" style:run-through="foreground"/>
    </style:style>
    <style:style style:name="gr6" style:family="graphic" style:list-style-name="L11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 style:family="graphic" style:list-style-name="L11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 style:family="graphic" style:list-style-name="L11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9" style:family="graphic" style:list-style-name="L114">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0" style:family="graphic" style:list-style-name="L11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11" style:family="graphic" style:list-style-name="L116">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5cm" fo:padding-top="0.125cm" fo:padding-bottom="0.125cm" fo:padding-left="0.25cm" fo:padding-right="0.25cm" draw:shadow="hidden" draw:shadow-offset-x="0.199cm" draw:shadow-offset-y="0.199cm" draw:shadow-color="#808080" style:run-through="foreground"/>
    </style:style>
    <style:style style:name="gr12" style:family="graphic" style:list-style-name="L11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13" style:family="graphic" style:list-style-name="L11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14" style:family="graphic" style:list-style-name="L11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15" style:family="graphic" style:list-style-name="L12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125cm" fo:padding-bottom="0.125cm" fo:padding-left="0.25cm" fo:padding-right="0.25cm" draw:shadow="hidden" draw:shadow-offset-x="0.199cm" draw:shadow-offset-y="0.199cm" draw:shadow-color="#808080" style:run-through="foreground"/>
    </style:style>
    <style:style style:name="gr16" style:family="graphic" style:list-style-name="L12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17" style:family="graphic" style:list-style-name="L12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8" style:family="graphic" style:list-style-name="L12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 style:family="graphic" style:list-style-name="L124">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0" style:family="graphic" style:list-style-name="L12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1" style:family="graphic" style:list-style-name="L12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2" style:family="graphic" style:list-style-name="L12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list-style-name="L12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24" style:family="graphic" style:list-style-name="L12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25" style:family="graphic" style:list-style-name="L13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26" style:family="graphic" style:list-style-name="L13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4cm" fo:min-width="0.374cm" fo:padding-top="0.125cm" fo:padding-bottom="0.125cm" fo:padding-left="0.25cm" fo:padding-right="0.25cm" draw:shadow="hidden" draw:shadow-offset-x="0.199cm" draw:shadow-offset-y="0.199cm" draw:shadow-color="#808080" style:run-through="foreground"/>
    </style:style>
    <style:style style:name="gr27" style:family="graphic" style:list-style-name="L13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28" style:family="graphic" style:list-style-name="L13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29" style:family="graphic" style:list-style-name="L134">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0" style:family="graphic" style:list-style-name="L13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03cm" fo:padding-bottom="0.03cm" fo:padding-left="0.049cm" fo:padding-right="0.049cm" draw:shadow="hidden" draw:shadow-offset-x="0.199cm" draw:shadow-offset-y="0.199cm" draw:shadow-color="#808080" style:run-through="foreground"/>
    </style:style>
    <style:style style:name="gr31" style:family="graphic" style:list-style-name="L136">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2" style:family="graphic" style:list-style-name="L13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03cm" fo:padding-bottom="0.03cm" fo:padding-left="0.049cm" fo:padding-right="0.049cm" draw:shadow="hidden" draw:shadow-offset-x="0.199cm" draw:shadow-offset-y="0.199cm" draw:shadow-color="#808080" style:run-through="foreground"/>
    </style:style>
    <style:style style:name="gr33" style:family="graphic" style:list-style-name="L13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4" style:family="graphic" style:list-style-name="L13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5" style:family="graphic" style:list-style-name="L14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04cm" fo:padding-top="0.125cm" fo:padding-bottom="0.125cm" fo:padding-left="0.25cm" fo:padding-right="0.25cm" draw:shadow="hidden" draw:shadow-offset-x="0.199cm" draw:shadow-offset-y="0.199cm" draw:shadow-color="#808080" style:run-through="foreground"/>
    </style:style>
    <style:style style:name="gr36" style:family="graphic" style:list-style-name="L14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7" style:family="graphic" style:list-style-name="L14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8" style:family="graphic" style:list-style-name="L14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39" style:family="graphic" style:list-style-name="L14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125cm" fo:padding-bottom="0.125cm" fo:padding-left="0.25cm" fo:padding-right="0.25cm" draw:shadow="hidden" draw:shadow-offset-x="0.199cm" draw:shadow-offset-y="0.199cm" draw:shadow-color="#808080" style:run-through="foreground"/>
    </style:style>
    <style:style style:name="gr40" style:family="graphic" style:list-style-name="L14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41" style:family="graphic" style:list-style-name="L14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42" style:family="graphic" style:list-style-name="L14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43" style:family="graphic" style:list-style-name="L14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44" style:family="graphic" style:list-style-name="L14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45" style:family="graphic" style:list-style-name="L15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5cm" fo:padding-top="0.125cm" fo:padding-bottom="0.125cm" fo:padding-left="0.25cm" fo:padding-right="0.25cm" draw:shadow="hidden" draw:shadow-offset-x="0.199cm" draw:shadow-offset-y="0.199cm" draw:shadow-color="#808080" style:run-through="foreground"/>
    </style:style>
    <style:style style:name="gr46" style:family="graphic" style:list-style-name="L15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47" style:family="graphic" style:list-style-name="L15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48" style:family="graphic" style:list-style-name="L15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49" style:family="graphic" style:list-style-name="L15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125cm" fo:padding-bottom="0.125cm" fo:padding-left="0.25cm" fo:padding-right="0.25cm" draw:shadow="hidden" draw:shadow-offset-x="0.199cm" draw:shadow-offset-y="0.199cm" draw:shadow-color="#808080" style:run-through="foreground"/>
    </style:style>
    <style:style style:name="gr50" style:family="graphic" style:list-style-name="L15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51" style:family="graphic" style:list-style-name="L15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52" style:family="graphic" style:list-style-name="L15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53" style:family="graphic" style:list-style-name="L15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54" style:family="graphic" style:list-style-name="L15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55" style:family="graphic" style:list-style-name="L16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56" style:family="graphic" style:list-style-name="L16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57" style:family="graphic" style:list-style-name="L16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58" style:family="graphic" style:list-style-name="L16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59" style:family="graphic" style:list-style-name="L16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547cm" fo:padding-top="0.125cm" fo:padding-bottom="0.125cm" fo:padding-left="0.25cm" fo:padding-right="0.25cm" draw:shadow="hidden" draw:shadow-offset-x="0.199cm" draw:shadow-offset-y="0.199cm" draw:shadow-color="#808080" style:run-through="foreground"/>
    </style:style>
    <style:style style:name="gr60" style:family="graphic" style:list-style-name="L16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4cm" fo:min-width="0.374cm" fo:padding-top="0.125cm" fo:padding-bottom="0.125cm" fo:padding-left="0.25cm" fo:padding-right="0.25cm" draw:shadow="hidden" draw:shadow-offset-x="0.199cm" draw:shadow-offset-y="0.199cm" draw:shadow-color="#808080" style:run-through="foreground"/>
    </style:style>
    <style:style style:name="gr61" style:family="graphic" style:list-style-name="L166">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62" style:family="graphic" style:list-style-name="L16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4cm" fo:padding-top="0.125cm" fo:padding-bottom="0.125cm" fo:padding-left="0.25cm" fo:padding-right="0.25cm" draw:shadow="hidden" draw:shadow-offset-x="0.199cm" draw:shadow-offset-y="0.199cm" draw:shadow-color="#808080" style:run-through="foreground"/>
    </style:style>
    <style:style style:name="gr63" style:family="graphic" style:list-style-name="L168">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64" style:family="graphic" style:list-style-name="L16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03cm" fo:padding-bottom="0.03cm" fo:padding-left="0.049cm" fo:padding-right="0.049cm" draw:shadow="hidden" draw:shadow-offset-x="0.199cm" draw:shadow-offset-y="0.199cm" draw:shadow-color="#808080" style:run-through="foreground"/>
    </style:style>
    <style:style style:name="gr65" style:family="graphic" style:list-style-name="L170">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66" style:family="graphic" style:list-style-name="L17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53cm" fo:min-width="0.376cm" fo:padding-top="0.03cm" fo:padding-bottom="0.03cm" fo:padding-left="0.049cm" fo:padding-right="0.049cm" draw:shadow="hidden" draw:shadow-offset-x="0.199cm" draw:shadow-offset-y="0.199cm" draw:shadow-color="#808080" style:run-through="foreground"/>
    </style:style>
    <style:style style:name="gr67" style:family="graphic" style:list-style-name="L17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68" style:family="graphic" style:list-style-name="L17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69" style:family="graphic" style:list-style-name="L17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04cm" fo:padding-top="0.125cm" fo:padding-bottom="0.125cm" fo:padding-left="0.25cm" fo:padding-right="0.25cm" draw:shadow="hidden" draw:shadow-offset-x="0.199cm" draw:shadow-offset-y="0.199cm" draw:shadow-color="#808080" style:run-through="foreground"/>
    </style:style>
    <style:style style:name="gr70" style:family="graphic" style:list-style-name="L17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1" style:family="graphic" style:list-style-name="L17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2" style:family="graphic" style:list-style-name="L17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73" style:family="graphic" style:list-style-name="L17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4" style:family="graphic" style:list-style-name="L17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5" style:family="graphic" style:list-style-name="L18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6" style:family="graphic" style:list-style-name="L18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7" style:family="graphic" style:list-style-name="L18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78" style:family="graphic" style:list-style-name="L18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79" style:family="graphic" style:list-style-name="L18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80" style:family="graphic" style:list-style-name="L18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81" style:family="graphic" style:list-style-name="L186">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82" style:family="graphic" style:list-style-name="L18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83" style:family="graphic" style:list-style-name="L18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4" style:family="graphic" style:list-style-name="L18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5" style:family="graphic" style:list-style-name="L19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6" style:family="graphic" style:list-style-name="L19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7" style:family="graphic" style:list-style-name="L19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8" style:family="graphic" style:list-style-name="L19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9" style:family="graphic" style:list-style-name="L194">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90" style:family="graphic" style:list-style-name="L19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91" style:family="graphic" style:list-style-name="L19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92" style:family="graphic" style:list-style-name="L19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93" style:family="graphic" style:list-style-name="L19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94" style:family="graphic" style:list-style-name="L19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95" style:family="graphic" style:list-style-name="L20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96" style:family="graphic" style:list-style-name="L20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97" style:family="graphic" style:list-style-name="L20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98" style:family="graphic" style:list-style-name="L20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99" style:family="graphic" style:list-style-name="L20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00" style:family="graphic" style:list-style-name="L20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01" style:family="graphic" style:list-style-name="L206">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02" style:family="graphic" style:list-style-name="L20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103" style:family="graphic" style:list-style-name="L208">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04" style:family="graphic" style:list-style-name="L20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105" style:family="graphic" style:list-style-name="L21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06" style:family="graphic" style:list-style-name="L21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46cm" fo:min-width="0.482cm" fo:padding-top="0.03cm" fo:padding-bottom="0.03cm" fo:padding-left="0.049cm" fo:padding-right="0.049cm" draw:shadow="hidden" draw:shadow-offset-x="0.199cm" draw:shadow-offset-y="0.199cm" draw:shadow-color="#808080" style:run-through="foreground"/>
    </style:style>
    <style:style style:name="gr107" style:family="graphic" style:list-style-name="L21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08" style:family="graphic" style:list-style-name="L21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09" style:family="graphic" style:list-style-name="L21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10" style:family="graphic" style:list-style-name="L21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11" style:family="graphic" style:list-style-name="L21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12" style:family="graphic" style:list-style-name="L21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13" style:family="graphic" style:list-style-name="L21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14" style:family="graphic" style:list-style-name="L21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15" style:family="graphic" style:list-style-name="L22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16" style:family="graphic" style:list-style-name="L22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17" style:family="graphic" style:list-style-name="L22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18" style:family="graphic" style:list-style-name="L22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19" style:family="graphic" style:list-style-name="L22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20" style:family="graphic" style:list-style-name="L22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1" style:family="graphic" style:list-style-name="L22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2" style:family="graphic" style:list-style-name="L22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3" style:family="graphic" style:list-style-name="L22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4" style:family="graphic" style:list-style-name="L22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5" style:family="graphic" style:list-style-name="L23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6" style:family="graphic" style:list-style-name="L23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7" style:family="graphic" style:list-style-name="L23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8" style:family="graphic" style:list-style-name="L23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29" style:family="graphic" style:list-style-name="L23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30" style:family="graphic" style:list-style-name="L23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31" style:family="graphic" style:list-style-name="L236">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32" style:family="graphic" style:list-style-name="L23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33" style:family="graphic" style:list-style-name="L23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34" style:family="graphic" style:list-style-name="L23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35" style:family="graphic" style:list-style-name="L24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36" style:family="graphic" style:list-style-name="L24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37" style:family="graphic" style:list-style-name="L24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38" style:family="graphic" style:list-style-name="L243">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39" style:family="graphic" style:list-style-name="L24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140" style:family="graphic" style:list-style-name="L245">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1" style:family="graphic" style:list-style-name="L246">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142" style:family="graphic" style:list-style-name="L24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3" style:family="graphic" style:list-style-name="L24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46cm" fo:min-width="0.482cm" fo:padding-top="0.03cm" fo:padding-bottom="0.03cm" fo:padding-left="0.049cm" fo:padding-right="0.049cm" draw:shadow="hidden" draw:shadow-offset-x="0.199cm" draw:shadow-offset-y="0.199cm" draw:shadow-color="#808080" style:run-through="foreground"/>
    </style:style>
    <style:style style:name="gr144" style:family="graphic" style:list-style-name="L24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5" style:family="graphic" style:list-style-name="L25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6" style:family="graphic" style:list-style-name="L25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7" style:family="graphic" style:list-style-name="L25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8" style:family="graphic" style:list-style-name="L25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9" style:family="graphic" style:list-style-name="L254">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50" style:family="graphic" style:list-style-name="L25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51" style:family="graphic" style:list-style-name="L256">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52" style:family="graphic" style:list-style-name="L25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53" style:family="graphic" style:list-style-name="L25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54" style:family="graphic" style:list-style-name="L25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55" style:family="graphic" style:list-style-name="L26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56" style:family="graphic" style:list-style-name="L261">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57" style:family="graphic" style:list-style-name="L26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58" style:family="graphic" style:list-style-name="L26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59" style:family="graphic" style:list-style-name="L264">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60" style:family="graphic" style:list-style-name="L26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61" style:family="graphic" style:list-style-name="L26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62" style:family="graphic" style:list-style-name="L26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63" style:family="graphic" style:list-style-name="L26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64" style:family="graphic" style:list-style-name="L26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65" style:family="graphic" style:list-style-name="L27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66" style:family="graphic" style:list-style-name="L27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67" style:family="graphic" style:list-style-name="L27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68" style:family="graphic" style:list-style-name="L27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69" style:family="graphic" style:list-style-name="L27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70" style:family="graphic" style:list-style-name="L27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71" style:family="graphic" style:list-style-name="L276">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72" style:family="graphic" style:list-style-name="L27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173" style:family="graphic" style:list-style-name="L278">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74" style:family="graphic" style:list-style-name="L27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175" style:family="graphic" style:list-style-name="L28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76" style:family="graphic" style:list-style-name="L28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81cm" fo:min-width="0.404cm" fo:padding-top="0.125cm" fo:padding-bottom="0.125cm" fo:padding-left="0.25cm" fo:padding-right="0.25cm" draw:shadow="hidden" draw:shadow-offset-x="0.199cm" draw:shadow-offset-y="0.199cm" draw:shadow-color="#808080" style:run-through="foreground"/>
    </style:style>
    <style:style style:name="gr177" style:family="graphic" style:list-style-name="L282">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78" style:family="graphic" style:list-style-name="L28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79" style:family="graphic" style:list-style-name="L284">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80" style:family="graphic" style:list-style-name="L28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81" style:family="graphic" style:list-style-name="L28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82" style:family="graphic" style:list-style-name="L28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83" style:family="graphic" style:list-style-name="L28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84" style:family="graphic" style:list-style-name="L289">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85" style:family="graphic" style:list-style-name="L29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86" style:family="graphic" style:list-style-name="L29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87" style:family="graphic" style:list-style-name="L29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88" style:family="graphic" style:list-style-name="L29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89" style:family="graphic" style:list-style-name="L294">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0" style:family="graphic" style:list-style-name="L295">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1" style:family="graphic" style:list-style-name="L296">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2" style:family="graphic" style:list-style-name="L297">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3" style:family="graphic" style:list-style-name="L298">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4" style:family="graphic" style:list-style-name="L299">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5" style:family="graphic" style:list-style-name="L300">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96" style:family="graphic" style:list-style-name="L301">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52cm" fo:padding-top="0.125cm" fo:padding-bottom="0.125cm" fo:padding-left="0.25cm" fo:padding-right="0.25cm" draw:shadow="hidden" draw:shadow-offset-x="0.199cm" draw:shadow-offset-y="0.199cm" draw:shadow-color="#808080" style:run-through="foreground"/>
    </style:style>
    <style:style style:name="gr197" style:family="graphic" style:list-style-name="L30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98" style:family="graphic" style:list-style-name="L303">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199" style:family="graphic" style:list-style-name="L304">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200" style:family="graphic" style:list-style-name="L305">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201" style:family="graphic" style:list-style-name="L306">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202" style:family="graphic" style:list-style-name="L307">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203" style:family="graphic" style:list-style-name="L308">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16cm" fo:padding-top="0.125cm" fo:padding-bottom="0.125cm" fo:padding-left="0.25cm" fo:padding-right="0.25cm" draw:shadow="hidden" draw:shadow-offset-x="0.199cm" draw:shadow-offset-y="0.199cm" draw:shadow-color="#808080" style:run-through="foreground"/>
    </style:style>
    <style:style style:name="gr204" style:family="graphic" style:list-style-name="L309">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05" style:family="graphic" style:list-style-name="L310">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206" style:family="graphic" style:list-style-name="L311">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07" style:family="graphic" style:list-style-name="L312">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224cm" fo:padding-top="0.03cm" fo:padding-bottom="0.03cm" fo:padding-left="0.049cm" fo:padding-right="0.049cm" draw:shadow="hidden" draw:shadow-offset-x="0.199cm" draw:shadow-offset-y="0.199cm" draw:shadow-color="#808080" style:run-through="foreground"/>
    </style:style>
    <style:style style:name="gr208" style:family="graphic" style:list-style-name="L313">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09" style:family="graphic" style:list-style-name="L31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81cm" fo:min-width="0.404cm"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as-char" draw:z-index="0" draw:style-name="gr1"><draw:line draw:style-name="gr2" draw:text-style-name="P5" svg:x1="4.148cm" svg:y1="0.61cm" svg:x2="4.392cm" svg:y2="0.61cm"><text:p/></draw:line><draw:line draw:style-name="gr3" draw:text-style-name="P5" svg:x1="4.148cm" svg:y1="1.834cm" svg:x2="4.392cm" svg:y2="1.834cm"><text:p/></draw:line><draw:line draw:style-name="gr4" draw:text-style-name="P5" svg:x1="4.148cm" svg:y1="3.052cm" svg:x2="4.392cm" svg:y2="3.052cm"><text:p/></draw:line><draw:frame draw:style-name="gr5" draw:text-style-name="P7" svg:width="0.877cm" svg:height="0.904cm" draw:transform="rotate (-1.5707963267949) translate (4.27213888888889cm 3.64633333333333cm)"><draw:text-box><text:p text:style-name="P6"><text:span text:style-name="T1">0</text:span></text:p></draw:text-box></draw:frame><draw:line draw:style-name="gr6" draw:text-style-name="P5" svg:x1="4.148cm" svg:y1="5.491cm" svg:x2="4.392cm" svg:y2="5.491cm"><text:p/></draw:line><draw:line draw:style-name="gr7" draw:text-style-name="P5" svg:x1="4.148cm" svg:y1="6.713cm" svg:x2="4.392cm" svg:y2="6.713cm"><text:p/></draw:line><draw:line draw:style-name="gr8" draw:text-style-name="P5" svg:x1="4.148cm" svg:y1="7.93cm" svg:x2="4.392cm" svg:y2="7.93cm"><text:p/></draw:line><draw:line draw:style-name="gr9" draw:text-style-name="P5" svg:x1="4.148cm" svg:y1="9.151cm" svg:x2="4.392cm" svg:y2="9.151cm"><text:p/></draw:line><draw:frame draw:style-name="gr10" draw:text-style-name="P7" svg:width="1.049cm" svg:height="0.904cm" draw:transform="rotate (-1.5707963267949) translate (4.27213888888889cm 0.164416666666667cm)"><draw:text-box><text:p text:style-name="P6"><text:span text:style-name="T1">-3</text:span></text:p></draw:text-box></draw:frame><draw:frame draw:style-name="gr11" draw:text-style-name="P7" svg:width="1.047cm" svg:height="0.904cm" draw:transform="rotate (-1.5707963267949) translate (4.27213888888889cm 1.38502777777778cm)"><draw:text-box><text:p text:style-name="P6"><text:span text:style-name="T1">-2</text:span></text:p></draw:text-box></draw:frame><draw:frame draw:style-name="gr12" draw:text-style-name="P7" svg:width="1.049cm" svg:height="0.904cm" draw:transform="rotate (-1.5707963267949) translate (4.27213888888889cm 2.60463888888889cm)"><draw:text-box><text:p text:style-name="P6"><text:span text:style-name="T1">-1</text:span></text:p></draw:text-box></draw:frame><draw:frame draw:style-name="gr13" draw:text-style-name="P7" svg:width="0.876cm" svg:height="0.904cm" draw:transform="rotate (-1.5707963267949) translate (4.27213888888889cm 5.13329166666667cm)"><draw:text-box><text:p text:style-name="P6"><text:span text:style-name="T1">1</text:span></text:p></draw:text-box></draw:frame><draw:frame draw:style-name="gr14" draw:text-style-name="P7" svg:width="0.876cm" svg:height="0.904cm" draw:transform="rotate (-1.5707963267949) translate (4.27213888888889cm 6.35466666666667cm)"><draw:text-box><text:p text:style-name="P6"><text:span text:style-name="T1">2</text:span></text:p></draw:text-box></draw:frame><draw:frame draw:style-name="gr15" draw:text-style-name="P7" svg:width="0.877cm" svg:height="0.904cm" draw:transform="rotate (-1.5707963267949) translate (4.27213888888889cm 7.57175cm)"><draw:text-box><text:p text:style-name="P6"><text:span text:style-name="T1">3</text:span></text:p></draw:text-box></draw:frame><draw:frame draw:style-name="gr16" draw:text-style-name="P7" svg:width="0.876cm" svg:height="0.904cm" draw:transform="rotate (-1.5707963267949) translate (4.27213888888889cm 8.79336111111111cm)"><draw:text-box><text:p text:style-name="P6"><text:span text:style-name="T1">4</text:span></text:p></draw:text-box></draw:frame><draw:line draw:style-name="gr17" draw:text-style-name="P5" svg:x1="0.61cm" svg:y1="4.394cm" svg:x2="0.61cm" svg:y2="4.15cm"><text:p/></draw:line><draw:line draw:style-name="gr18" draw:text-style-name="P5" svg:x1="1.83cm" svg:y1="4.394cm" svg:x2="1.83cm" svg:y2="4.15cm"><text:p/></draw:line><draw:line draw:style-name="gr19" draw:text-style-name="P5" svg:x1="3.052cm" svg:y1="4.394cm" svg:x2="3.052cm" svg:y2="4.15cm"><text:p/></draw:line><draw:line draw:style-name="gr20" draw:text-style-name="P5" svg:x1="5.49cm" svg:y1="4.394cm" svg:x2="5.49cm" svg:y2="4.15cm"><text:p/></draw:line><draw:line draw:style-name="gr21" draw:text-style-name="P5" svg:x1="6.71cm" svg:y1="4.394cm" svg:x2="6.71cm" svg:y2="4.15cm"><text:p/></draw:line><draw:line draw:style-name="gr22" draw:text-style-name="P5" svg:x1="7.931cm" svg:y1="4.394cm" svg:x2="7.931cm" svg:y2="4.15cm"><text:p/></draw:line><draw:frame draw:style-name="gr23" draw:text-style-name="P7" svg:width="1.049cm" svg:height="0.904cm" draw:transform="rotate (-1.5707963267949) translate (1.00718055555556cm 3.49640277777778cm)"><draw:text-box><text:p text:style-name="P6"><text:span text:style-name="T1">-3</text:span></text:p></draw:text-box></draw:frame><draw:frame draw:style-name="gr24" draw:text-style-name="P7" svg:width="1.049cm" svg:height="0.904cm" draw:transform="rotate (-1.5707963267949) translate (2.22602777777778cm 3.49640277777778cm)"><draw:text-box><text:p text:style-name="P6"><text:span text:style-name="T1">-2</text:span></text:p></draw:text-box></draw:frame><draw:frame draw:style-name="gr25" draw:text-style-name="P7" svg:width="1.049cm" svg:height="0.904cm" draw:transform="rotate (-1.5707963267949) translate (3.44663888888889cm 3.49640277777778cm)"><draw:text-box><text:p text:style-name="P6"><text:span text:style-name="T1">-1</text:span></text:p></draw:text-box></draw:frame><draw:frame draw:style-name="gr26" draw:text-style-name="P7" svg:width="0.876cm" svg:height="0.906cm" draw:transform="rotate (-1.5707963267949) translate (5.88786111111111cm 3.67102777777778cm)"><draw:text-box><text:p text:style-name="P6"><text:span text:style-name="T1">1</text:span></text:p></draw:text-box></draw:frame><draw:frame draw:style-name="gr27" draw:text-style-name="P7" svg:width="0.876cm" svg:height="0.904cm" draw:transform="rotate (-1.5707963267949) translate (7.10670833333333cm 3.67102777777778cm)"><draw:text-box><text:p text:style-name="P6"><text:span text:style-name="T1">2</text:span></text:p></draw:text-box></draw:frame><draw:frame draw:style-name="gr28" draw:text-style-name="P7" svg:width="0.876cm" svg:height="0.904cm" draw:transform="rotate (-1.5707963267949) translate (8.32555555555556cm 3.67102777777778cm)"><draw:text-box><text:p text:style-name="P6"><text:span text:style-name="T1">3</text:span></text:p></draw:text-box></draw:frame><draw:line draw:style-name="gr29" draw:text-style-name="P5" svg:x1="4.271cm" svg:y1="0.001cm" svg:x2="4.271cm" svg:y2="9.761cm"><text:p/></draw:line><draw:frame draw:style-name="gr30" draw:text-style-name="P8" svg:width="0.475cm" svg:height="0.713cm" draw:transform="rotate (-1.5707963267949) translate (4.27213888888889cm 9.525375cm)"><draw:text-box><text:p text:style-name="P6"><text:span text:style-name="T2">x</text:span></text:p></draw:text-box></draw:frame><draw:line draw:style-name="gr31" draw:text-style-name="P5" svg:x1="0cm" svg:y1="4.27cm" svg:x2="8.54cm" svg:y2="4.27cm"><text:p/></draw:line><draw:frame draw:style-name="gr32" draw:text-style-name="P8" svg:width="0.475cm" svg:height="0.713cm" draw:transform="rotate (-1.5707963267949) translate (8.74183333333333cm 3.89327777777778cm)"><draw:text-box><text:p text:style-name="P6"><text:span text:style-name="T2">y</text:span></text:p></draw:text-box></draw:frame><draw:polyline draw:style-name="gr33" draw:text-style-name="P5" svg:width="4.098cm" svg:height="3.202cm" draw:transform="rotate (-1.5707963267949) translate (8.08344444444445cm 0.000944444444438886cm)" svg:viewBox="0 0 4099 3203" draw:points="0,3203 98,3190 195,3177 293,3163 390,3150 488,3134 586,3120 683,3104 781,3087 878,3068 976,3050 1074,3031 1171,3010 1269,2988 1366,2966 1464,2941 1562,2916 1659,2888 1757,2860 1854,2829 1952,2796 2050,2761 2147,2723 2245,2683 2342,2639 2440,2593 2538,2541 2635,2486 2733,2427 2830,2361 2928,2288 3026,2207 3123,2118 3221,2018 3318,1907 3416,1779 3514,1634 3611,1466 3709,1271 3806,1039 3904,763 4002,423 4099,0"><text:p/></draw:polyline><draw:polyline draw:style-name="gr34" draw:text-style-name="P5" svg:width="4.098cm" svg:height="3.648cm" draw:transform="rotate (-1.5707963267949) translate (3.65044444444444cm 5.57594444444444cm)" svg:viewBox="0 0 4099 3649" draw:points="0,3649 98,3124 195,2715 293,2386 390,2117 488,1891 586,1699 683,1536 781,1393 878,1269 976,1158 1074,1060 1171,972 1269,893 1366,821 1464,756 1562,697 1659,643 1757,592 1854,545 1952,503 2050,462 2147,426 2245,390 2342,359 2440,328 2538,299 2635,272 2733,246 2830,223 2928,200 3026,178 3123,159 3221,139 3318,121 3416,102 3514,85 3611,70 3709,55 3806,40 3904,26 4002,12 4099,0"><text:p/></draw:polyline><draw:frame draw:style-name="gr35" draw:text-style-name="P9" svg:width="0.906cm" svg:height="0.837cm" draw:transform="rotate (-1.5707963267949) translate (2.49061111111111cm 6.40581944444444cm)"><draw:text-box><text:p text:style-name="P6"><text:span text:style-name="T3">Cf</text:span></text:p></draw:text-box></draw:frame></draw:g></text:p>
      <text:p text:style-name="P1"/>
      <text:p text:style-name="P1"/>
      <text:p text:style-name="P2"><draw:g text:anchor-type="as-char" draw:z-index="2" draw:style-name="gr1"><draw:line draw:style-name="gr70" draw:text-style-name="P5" svg:x1="0.5cm" svg:y1="3.997cm" svg:x2="0.5cm" svg:y2="3.863cm"><text:p/></draw:line><draw:line draw:style-name="gr71" draw:text-style-name="P5" svg:x1="1.5cm" svg:y1="3.997cm" svg:x2="1.5cm" svg:y2="3.863cm"><text:p/></draw:line><draw:frame draw:style-name="gr72" draw:text-style-name="P7" svg:width="0.754cm" svg:height="0.837cm" svg:x="1.926cm" svg:y="3.812cm"><draw:text-box><text:p text:style-name="P6"><text:span text:style-name="T1">0</text:span></text:p></draw:text-box></draw:frame><draw:line draw:style-name="gr73" draw:text-style-name="P5" svg:x1="3.5cm" svg:y1="3.997cm" svg:x2="3.5cm" svg:y2="3.863cm"><text:p/></draw:line><draw:line draw:style-name="gr74" draw:text-style-name="P5" svg:x1="4.5cm" svg:y1="3.997cm" svg:x2="4.5cm" svg:y2="3.863cm"><text:p/></draw:line><draw:line draw:style-name="gr75" draw:text-style-name="P5" svg:x1="5.5cm" svg:y1="3.997cm" svg:x2="5.5cm" svg:y2="3.863cm"><text:p/></draw:line><draw:line draw:style-name="gr76" draw:text-style-name="P5" svg:x1="6.5cm" svg:y1="3.997cm" svg:x2="6.5cm" svg:y2="3.863cm"><text:p/></draw:line><draw:frame draw:style-name="gr77" draw:text-style-name="P7" svg:width="0.918cm" svg:height="0.837cm" svg:x="0.06cm" svg:y="3.828cm"><draw:text-box><text:p text:style-name="P6"><text:span text:style-name="T1">-2</text:span></text:p></draw:text-box></draw:frame><draw:frame draw:style-name="gr78" draw:text-style-name="P7" svg:width="0.918cm" svg:height="0.837cm" svg:x="1.06cm" svg:y="3.828cm"><draw:text-box><text:p text:style-name="P6"><text:span text:style-name="T1">-1</text:span></text:p></draw:text-box></draw:frame><draw:frame draw:style-name="gr79" draw:text-style-name="P7" svg:width="0.754cm" svg:height="0.837cm" svg:x="3.18cm" svg:y="3.828cm"><draw:text-box><text:p text:style-name="P6"><text:span text:style-name="T1">1</text:span></text:p></draw:text-box></draw:frame><draw:frame draw:style-name="gr80" draw:text-style-name="P7" svg:width="0.754cm" svg:height="0.837cm" svg:x="4.18cm" svg:y="3.828cm"><draw:text-box><text:p text:style-name="P6"><text:span text:style-name="T1">2</text:span></text:p></draw:text-box></draw:frame><draw:frame draw:style-name="gr81" draw:text-style-name="P7" svg:width="0.754cm" svg:height="0.837cm" svg:x="5.181cm" svg:y="3.828cm"><draw:text-box><text:p text:style-name="P6"><text:span text:style-name="T1">3</text:span></text:p></draw:text-box></draw:frame><draw:frame draw:style-name="gr82" draw:text-style-name="P7" svg:width="0.754cm" svg:height="0.837cm" svg:x="6.181cm" svg:y="3.828cm"><draw:text-box><text:p text:style-name="P6"><text:span text:style-name="T1">4</text:span></text:p></draw:text-box></draw:frame><draw:line draw:style-name="gr83" draw:text-style-name="P5" svg:x1="2.6cm" svg:y1="6.609cm" svg:x2="2.4cm" svg:y2="6.609cm"><text:p/></draw:line><draw:line draw:style-name="gr84" draw:text-style-name="P5" svg:x1="2.6cm" svg:y1="5.939cm" svg:x2="2.4cm" svg:y2="5.939cm"><text:p/></draw:line><draw:line draw:style-name="gr85" draw:text-style-name="P5" svg:x1="2.6cm" svg:y1="5.272cm" svg:x2="2.4cm" svg:y2="5.272cm"><text:p/></draw:line><draw:line draw:style-name="gr86" draw:text-style-name="P5" svg:x1="2.6cm" svg:y1="4.599cm" svg:x2="2.4cm" svg:y2="4.599cm"><text:p/></draw:line><draw:line draw:style-name="gr87" draw:text-style-name="P5" svg:x1="2.6cm" svg:y1="3.261cm" svg:x2="2.4cm" svg:y2="3.261cm"><text:p/></draw:line><draw:line draw:style-name="gr88" draw:text-style-name="P5" svg:x1="2.6cm" svg:y1="2.59cm" svg:x2="2.4cm" svg:y2="2.59cm"><text:p/></draw:line><draw:line draw:style-name="gr89" draw:text-style-name="P5" svg:x1="2.6cm" svg:y1="1.92cm" svg:x2="2.4cm" svg:y2="1.92cm"><text:p/></draw:line><draw:line draw:style-name="gr90" draw:text-style-name="P5" svg:x1="2.6cm" svg:y1="1.252cm" svg:x2="2.4cm" svg:y2="1.252cm"><text:p/></draw:line><draw:line draw:style-name="gr91" draw:text-style-name="P5" svg:x1="2.6cm" svg:y1="0.581cm" svg:x2="2.4cm" svg:y2="0.581cm"><text:p/></draw:line><draw:frame draw:style-name="gr92" draw:text-style-name="P7" svg:width="0.918cm" svg:height="0.837cm" svg:x="1.723cm" svg:y="6.225cm"><draw:text-box><text:p text:style-name="P6"><text:span text:style-name="T1">-4</text:span></text:p></draw:text-box></draw:frame><draw:frame draw:style-name="gr93" draw:text-style-name="P7" svg:width="0.918cm" svg:height="0.837cm" svg:x="1.723cm" svg:y="5.556cm"><draw:text-box><text:p text:style-name="P6"><text:span text:style-name="T1">-3</text:span></text:p></draw:text-box></draw:frame><draw:frame draw:style-name="gr94" draw:text-style-name="P7" svg:width="0.918cm" svg:height="0.837cm" svg:x="1.723cm" svg:y="4.886cm"><draw:text-box><text:p text:style-name="P6"><text:span text:style-name="T1">-2</text:span></text:p></draw:text-box></draw:frame><draw:frame draw:style-name="gr95" draw:text-style-name="P7" svg:width="0.918cm" svg:height="0.837cm" svg:x="1.723cm" svg:y="4.216cm"><draw:text-box><text:p text:style-name="P6"><text:span text:style-name="T1">-1</text:span></text:p></draw:text-box></draw:frame><draw:frame draw:style-name="gr96" draw:text-style-name="P7" svg:width="0.754cm" svg:height="0.837cm" svg:x="1.914cm" svg:y="2.875cm"><draw:text-box><text:p text:style-name="P6"><text:span text:style-name="T1">1</text:span></text:p></draw:text-box></draw:frame><draw:frame draw:style-name="gr97" draw:text-style-name="P7" svg:width="0.754cm" svg:height="0.837cm" svg:x="1.914cm" svg:y="2.207cm"><draw:text-box><text:p text:style-name="P6"><text:span text:style-name="T1">2</text:span></text:p></draw:text-box></draw:frame><draw:frame draw:style-name="gr98" draw:text-style-name="P7" svg:width="0.754cm" svg:height="0.837cm" svg:x="1.914cm" svg:y="1.536cm"><draw:text-box><text:p text:style-name="P6"><text:span text:style-name="T1">3</text:span></text:p></draw:text-box></draw:frame><draw:frame draw:style-name="gr99" draw:text-style-name="P7" svg:width="0.754cm" svg:height="0.837cm" svg:x="1.914cm" svg:y="0.866cm"><draw:text-box><text:p text:style-name="P6"><text:span text:style-name="T1">4</text:span></text:p></draw:text-box></draw:frame><draw:frame draw:style-name="gr100" draw:text-style-name="P7" svg:width="0.754cm" svg:height="0.837cm" svg:x="1.914cm" svg:y="0.196cm"><draw:text-box><text:p text:style-name="P6"><text:span text:style-name="T1">5</text:span></text:p></draw:text-box></draw:frame><draw:line draw:style-name="gr101" draw:text-style-name="P5" svg:x1="0cm" svg:y1="3.93cm" svg:x2="7cm" svg:y2="3.93cm"><text:p/></draw:line><draw:frame draw:style-name="gr102" draw:text-style-name="P8" svg:width="0.324cm" svg:height="0.646cm" svg:x="6.789cm" svg:y="3.93cm"><draw:text-box><text:p text:style-name="P6"><text:span text:style-name="T2">x</text:span></text:p></draw:text-box></draw:frame><draw:line draw:style-name="gr103" draw:text-style-name="P5" svg:x1="2.5cm" svg:y1="6.928cm" svg:x2="2.5cm" svg:y2="0.246cm"><text:p/></draw:line><draw:frame draw:style-name="gr104" draw:text-style-name="P8" svg:width="0.324cm" svg:height="0.646cm" svg:x="2.69cm" svg:y="0cm"><draw:text-box><text:p text:style-name="P6"><text:span text:style-name="T2">y</text:span></text:p></draw:text-box></draw:frame><draw:polyline draw:style-name="gr105" draw:text-style-name="P5" svg:width="6.161cm" svg:height="6.362cm" svg:x="0.418cm" svg:y="0.246cm" svg:viewBox="0 0 6162 6363" draw:points="0,0 70,286 140,565 210,837 280,1104 350,1363 420,1616 490,1862 560,2102 630,2336 700,2562 770,2782 840,2996 910,3203 980,3403 1050,3597 1120,3784 1190,3965 1260,4139 1330,4307 1400,4467 1470,4622 1540,4770 1610,4912 1680,5046 1750,5174 1820,5296 1890,5411 1960,5520 2030,5622 2082,5693 2152,5784 2222,5867 2292,5945 2362,6016 2432,6080 2502,6138 2572,6189 2642,6233 2712,6271 2782,6303 2852,6327 2922,6346 2992,6358 3062,6363 3082,6363 3152,6360 3222,6350 3292,6334 3362,6311 3432,6281 3502,6245 3572,6202 3642,6153 3712,6097 3782,6035 3852,5966 3922,5890 3992,5808 4062,5720 4132,5625 4202,5523 4272,5415 4342,5299 4412,5178 4482,5050 4552,4916 4622,4774 4692,4627 4762,4473 4832,4312 4902,4145 4972,3971 5042,3790 5112,3603 5182,3409 5252,3209 5322,3002 5392,2789 5462,2569 5532,2343 5602,2110 5672,1870 5742,1624 5812,1371 5882,1112 5952,846 6022,573 6092,295 6162,9"><text:p/></draw:polyline><draw:frame draw:style-name="gr106" draw:text-style-name="P9" svg:width="0.581cm" svg:height="0.706cm" svg:x="4.981cm" svg:y="5.186cm"><draw:text-box><text:p text:style-name="P6"><text:span text:style-name="T3">Cf</text:span></text:p></draw:text-box></draw:frame></draw:g></text:p>
      <text:p text:style-name="P2"/>
      <text:p text:style-name="P2"/>
      <text:p text:style-name="P2"><draw:g text:anchor-type="as-char" draw:z-index="4" draw:style-name="gr1"><draw:line draw:style-name="gr144" draw:text-style-name="P5" svg:x1="0.5cm" svg:y1="1.398cm" svg:x2="0.5cm" svg:y2="1.198cm"><text:p/></draw:line><draw:line draw:style-name="gr145" draw:text-style-name="P5" svg:x1="1.5cm" svg:y1="1.398cm" svg:x2="1.5cm" svg:y2="1.198cm"><text:p/></draw:line><draw:line draw:style-name="gr146" draw:text-style-name="P5" svg:x1="2.5cm" svg:y1="1.398cm" svg:x2="2.5cm" svg:y2="1.198cm"><text:p/></draw:line><draw:line draw:style-name="gr147" draw:text-style-name="P5" svg:x1="3.501cm" svg:y1="1.398cm" svg:x2="3.501cm" svg:y2="1.198cm"><text:p/></draw:line><draw:line draw:style-name="gr148" draw:text-style-name="P5" svg:x1="4.501cm" svg:y1="1.398cm" svg:x2="4.501cm" svg:y2="1.198cm"><text:p/></draw:line><draw:line draw:style-name="gr149" draw:text-style-name="P5" svg:x1="5.503cm" svg:y1="1.398cm" svg:x2="5.503cm" svg:y2="1.198cm"><text:p/></draw:line><draw:frame draw:style-name="gr150" draw:text-style-name="P7" svg:width="0.918cm" svg:height="0.837cm" svg:x="0.046cm" svg:y="1.261cm"><draw:text-box><text:p text:style-name="P6"><text:span text:style-name="T1">-6</text:span></text:p></draw:text-box></draw:frame><draw:frame draw:style-name="gr151" draw:text-style-name="P7" svg:width="0.918cm" svg:height="0.837cm" svg:x="1.046cm" svg:y="1.261cm"><draw:text-box><text:p text:style-name="P6"><text:span text:style-name="T1">-5</text:span></text:p></draw:text-box></draw:frame><draw:frame draw:style-name="gr152" draw:text-style-name="P7" svg:width="0.918cm" svg:height="0.837cm" svg:x="2.046cm" svg:y="1.261cm"><draw:text-box><text:p text:style-name="P6"><text:span text:style-name="T1">-4</text:span></text:p></draw:text-box></draw:frame><draw:frame draw:style-name="gr153" draw:text-style-name="P7" svg:width="0.918cm" svg:height="0.837cm" svg:x="3.046cm" svg:y="1.261cm"><draw:text-box><text:p text:style-name="P6"><text:span text:style-name="T1">-3</text:span></text:p></draw:text-box></draw:frame><draw:frame draw:style-name="gr154" draw:text-style-name="P7" svg:width="0.918cm" svg:height="0.837cm" svg:x="4.046cm" svg:y="1.261cm"><draw:text-box><text:p text:style-name="P6"><text:span text:style-name="T1">-2</text:span></text:p></draw:text-box></draw:frame><draw:frame draw:style-name="gr155" draw:text-style-name="P7" svg:width="0.918cm" svg:height="0.837cm" svg:x="5.045cm" svg:y="1.261cm"><draw:text-box><text:p text:style-name="P6"><text:span text:style-name="T1">-1</text:span></text:p></draw:text-box></draw:frame><draw:line draw:style-name="gr156" draw:text-style-name="P5" svg:x1="6.6cm" svg:y1="8.298cm" svg:x2="6.4cm" svg:y2="8.298cm"><text:p/></draw:line><draw:line draw:style-name="gr157" draw:text-style-name="P5" svg:x1="6.6cm" svg:y1="7.298cm" svg:x2="6.4cm" svg:y2="7.298cm"><text:p/></draw:line><draw:line draw:style-name="gr158" draw:text-style-name="P5" svg:x1="6.6cm" svg:y1="6.298cm" svg:x2="6.4cm" svg:y2="6.298cm"><text:p/></draw:line><draw:line draw:style-name="gr159" draw:text-style-name="P5" svg:x1="6.6cm" svg:y1="5.298cm" svg:x2="6.4cm" svg:y2="5.298cm"><text:p/></draw:line><draw:line draw:style-name="gr160" draw:text-style-name="P5" svg:x1="6.6cm" svg:y1="4.298cm" svg:x2="6.4cm" svg:y2="4.298cm"><text:p/></draw:line><draw:line draw:style-name="gr161" draw:text-style-name="P5" svg:x1="6.6cm" svg:y1="3.297cm" svg:x2="6.4cm" svg:y2="3.297cm"><text:p/></draw:line><draw:line draw:style-name="gr162" draw:text-style-name="P5" svg:x1="6.6cm" svg:y1="2.298cm" svg:x2="6.4cm" svg:y2="2.298cm"><text:p/></draw:line><draw:frame draw:style-name="gr163" draw:text-style-name="P7" svg:width="0.754cm" svg:height="0.837cm" svg:x="5.883cm" svg:y="1.242cm"><draw:text-box><text:p text:style-name="P6"><text:span text:style-name="T1">0</text:span></text:p></draw:text-box></draw:frame><draw:frame draw:style-name="gr164" draw:text-style-name="P7" svg:width="0.918cm" svg:height="0.837cm" svg:x="5.683cm" svg:y="7.927cm"><draw:text-box><text:p text:style-name="P6"><text:span text:style-name="T1">-7</text:span></text:p></draw:text-box></draw:frame><draw:frame draw:style-name="gr165" draw:text-style-name="P7" svg:width="0.918cm" svg:height="0.837cm" svg:x="5.683cm" svg:y="6.927cm"><draw:text-box><text:p text:style-name="P6"><text:span text:style-name="T1">-6</text:span></text:p></draw:text-box></draw:frame><draw:frame draw:style-name="gr166" draw:text-style-name="P7" svg:width="0.918cm" svg:height="0.837cm" svg:x="5.683cm" svg:y="5.927cm"><draw:text-box><text:p text:style-name="P6"><text:span text:style-name="T1">-5</text:span></text:p></draw:text-box></draw:frame><draw:frame draw:style-name="gr167" draw:text-style-name="P7" svg:width="0.918cm" svg:height="0.837cm" svg:x="5.683cm" svg:y="4.927cm"><draw:text-box><text:p text:style-name="P6"><text:span text:style-name="T1">-4</text:span></text:p></draw:text-box></draw:frame><draw:frame draw:style-name="gr168" draw:text-style-name="P7" svg:width="0.918cm" svg:height="0.837cm" svg:x="5.683cm" svg:y="3.926cm"><draw:text-box><text:p text:style-name="P6"><text:span text:style-name="T1">-3</text:span></text:p></draw:text-box></draw:frame><draw:frame draw:style-name="gr169" draw:text-style-name="P7" svg:width="0.918cm" svg:height="0.837cm" svg:x="5.683cm" svg:y="2.926cm"><draw:text-box><text:p text:style-name="P6"><text:span text:style-name="T1">-2</text:span></text:p></draw:text-box></draw:frame><draw:frame draw:style-name="gr170" draw:text-style-name="P7" svg:width="0.918cm" svg:height="0.837cm" svg:x="5.683cm" svg:y="1.926cm"><draw:text-box><text:p text:style-name="P6"><text:span text:style-name="T1">-1</text:span></text:p></draw:text-box></draw:frame><draw:line draw:style-name="gr171" draw:text-style-name="P5" svg:x1="0cm" svg:y1="1.298cm" svg:x2="7cm" svg:y2="1.298cm"><text:p/></draw:line><draw:frame draw:style-name="gr172" draw:text-style-name="P8" svg:width="0.324cm" svg:height="0.646cm" svg:x="6.708cm" svg:y="1.242cm"><draw:text-box><text:p text:style-name="P6"><text:span text:style-name="T2">x</text:span></text:p></draw:text-box></draw:frame><draw:line draw:style-name="gr173" draw:text-style-name="P5" svg:x1="6.5cm" svg:y1="8.798cm" svg:x2="6.5cm" svg:y2="0.076cm"><text:p/></draw:line><draw:frame draw:style-name="gr174" draw:text-style-name="P8" svg:width="0.324cm" svg:height="0.646cm" svg:x="6.048cm" svg:y="0.012cm"><draw:text-box><text:p text:style-name="P6"><text:span text:style-name="T2">y</text:span></text:p></draw:text-box></draw:frame><draw:polyline draw:style-name="gr175" draw:text-style-name="P5" svg:width="6.105cm" svg:height="8.047cm" svg:x="0.019cm" svg:y="0.766cm" svg:viewBox="0 0 6106 8048" draw:points="0,0 555,38 625,44 695,50 765,56 835,63 905,70 975,76 1045,83 1115,91 1185,98 1255,106 1325,113 1395,121 1465,130 1535,138 1605,147 1675,156 1745,165 1815,174 1885,184 1955,194 2025,205 2095,215 2165,226 2235,238 2305,250 2375,262 2445,275 2515,288 2585,301 2655,315 2725,330 2795,345 2865,361 2935,377 3005,394 3075,412 3145,430 3215,449 3285,470 3355,490 3425,512 3495,535 3565,559 3635,585 3705,611 3775,639 3845,668 3915,699 3985,732 4055,767 4125,803 4195,842 4265,883 4335,927 4405,974 4475,1025 4545,1078 4615,1136 4685,1199 4755,1266 4825,1339 4895,1419 4965,1506 5035,1601 5105,1706 5175,1822 5245,1951 5315,2096 5385,2259 5455,2445 5525,2657 5595,2903 5665,3191 5735,3532 5805,3944 5875,4450 5945,5088 6015,5915 6069,6901 6106,8048"><text:p/></draw:polyline><draw:frame draw:style-name="gr176" draw:text-style-name="P9" svg:width="0.906cm" svg:height="1.061cm" svg:x="0.891cm" svg:y="0cm"><draw:text-box><text:p text:style-name="P6"><text:span text:style-name="T3">Cf</text:span></text:p></draw:text-box></draw:frame></draw:g></text:p>
      <text:p text:style-name="P3"><draw:g text:anchor-type="as-char" draw:z-index="1" draw:style-name="gr1"><draw:line draw:style-name="gr36" draw:text-style-name="P5" svg:x1="4.148cm" svg:y1="0.61cm" svg:x2="4.392cm" svg:y2="0.61cm"><text:p/></draw:line><draw:line draw:style-name="gr37" draw:text-style-name="P5" svg:x1="4.148cm" svg:y1="1.834cm" svg:x2="4.392cm" svg:y2="1.834cm"><text:p/></draw:line><draw:line draw:style-name="gr38" draw:text-style-name="P5" svg:x1="4.148cm" svg:y1="3.052cm" svg:x2="4.392cm" svg:y2="3.052cm"><text:p/></draw:line><draw:frame draw:style-name="gr39" draw:text-style-name="P7" svg:width="0.877cm" svg:height="0.904cm" draw:transform="rotate (-1.5707963267949) translate (4.27213888888889cm 3.64633333333333cm)"><draw:text-box><text:p text:style-name="P6"><text:span text:style-name="T1">0</text:span></text:p></draw:text-box></draw:frame><draw:line draw:style-name="gr40" draw:text-style-name="P5" svg:x1="4.148cm" svg:y1="5.491cm" svg:x2="4.392cm" svg:y2="5.491cm"><text:p/></draw:line><draw:line draw:style-name="gr41" draw:text-style-name="P5" svg:x1="4.148cm" svg:y1="6.713cm" svg:x2="4.392cm" svg:y2="6.713cm"><text:p/></draw:line><draw:line draw:style-name="gr42" draw:text-style-name="P5" svg:x1="4.148cm" svg:y1="7.93cm" svg:x2="4.392cm" svg:y2="7.93cm"><text:p/></draw:line><draw:line draw:style-name="gr43" draw:text-style-name="P5" svg:x1="4.148cm" svg:y1="9.151cm" svg:x2="4.392cm" svg:y2="9.151cm"><text:p/></draw:line><draw:frame draw:style-name="gr44" draw:text-style-name="P7" svg:width="1.049cm" svg:height="0.904cm" draw:transform="rotate (-1.5707963267949) translate (4.27213888888889cm 0.164416666666667cm)"><draw:text-box><text:p text:style-name="P6"><text:span text:style-name="T1">-3</text:span></text:p></draw:text-box></draw:frame><draw:frame draw:style-name="gr45" draw:text-style-name="P7" svg:width="1.047cm" svg:height="0.904cm" draw:transform="rotate (-1.5707963267949) translate (4.27213888888889cm 1.38502777777778cm)"><draw:text-box><text:p text:style-name="P6"><text:span text:style-name="T1">-2</text:span></text:p></draw:text-box></draw:frame><draw:frame draw:style-name="gr46" draw:text-style-name="P7" svg:width="1.049cm" svg:height="0.904cm" draw:transform="rotate (-1.5707963267949) translate (4.27213888888889cm 2.60463888888889cm)"><draw:text-box><text:p text:style-name="P6"><text:span text:style-name="T1">-1</text:span></text:p></draw:text-box></draw:frame><draw:frame draw:style-name="gr47" draw:text-style-name="P7" svg:width="0.876cm" svg:height="0.904cm" draw:transform="rotate (-1.5707963267949) translate (4.27213888888889cm 5.13329166666667cm)"><draw:text-box><text:p text:style-name="P6"><text:span text:style-name="T1">1</text:span></text:p></draw:text-box></draw:frame><draw:frame draw:style-name="gr48" draw:text-style-name="P7" svg:width="0.876cm" svg:height="0.904cm" draw:transform="rotate (-1.5707963267949) translate (4.27213888888889cm 6.35466666666667cm)"><draw:text-box><text:p text:style-name="P6"><text:span text:style-name="T1">2</text:span></text:p></draw:text-box></draw:frame><draw:frame draw:style-name="gr49" draw:text-style-name="P7" svg:width="0.877cm" svg:height="0.904cm" draw:transform="rotate (-1.5707963267949) translate (4.27213888888889cm 7.57175cm)"><draw:text-box><text:p text:style-name="P6"><text:span text:style-name="T1">3</text:span></text:p></draw:text-box></draw:frame><draw:frame draw:style-name="gr50" draw:text-style-name="P7" svg:width="0.876cm" svg:height="0.904cm" draw:transform="rotate (-1.5707963267949) translate (4.27213888888889cm 8.79336111111111cm)"><draw:text-box><text:p text:style-name="P6"><text:span text:style-name="T1">4</text:span></text:p></draw:text-box></draw:frame><draw:line draw:style-name="gr51" draw:text-style-name="P5" svg:x1="0.61cm" svg:y1="4.394cm" svg:x2="0.61cm" svg:y2="4.15cm"><text:p/></draw:line><draw:line draw:style-name="gr52" draw:text-style-name="P5" svg:x1="1.83cm" svg:y1="4.394cm" svg:x2="1.83cm" svg:y2="4.15cm"><text:p/></draw:line><draw:line draw:style-name="gr53" draw:text-style-name="P5" svg:x1="3.052cm" svg:y1="4.394cm" svg:x2="3.052cm" svg:y2="4.15cm"><text:p/></draw:line><draw:line draw:style-name="gr54" draw:text-style-name="P5" svg:x1="5.49cm" svg:y1="4.394cm" svg:x2="5.49cm" svg:y2="4.15cm"><text:p/></draw:line><draw:line draw:style-name="gr55" draw:text-style-name="P5" svg:x1="6.71cm" svg:y1="4.394cm" svg:x2="6.71cm" svg:y2="4.15cm"><text:p/></draw:line><draw:line draw:style-name="gr56" draw:text-style-name="P5" svg:x1="7.931cm" svg:y1="4.394cm" svg:x2="7.931cm" svg:y2="4.15cm"><text:p/></draw:line><draw:frame draw:style-name="gr57" draw:text-style-name="P7" svg:width="1.049cm" svg:height="0.904cm" draw:transform="rotate (-1.5707963267949) translate (1.00718055555556cm 3.49640277777778cm)"><draw:text-box><text:p text:style-name="P6"><text:span text:style-name="T1">-3</text:span></text:p></draw:text-box></draw:frame><draw:frame draw:style-name="gr58" draw:text-style-name="P7" svg:width="1.049cm" svg:height="0.904cm" draw:transform="rotate (-1.5707963267949) translate (2.22602777777778cm 3.49640277777778cm)"><draw:text-box><text:p text:style-name="P6"><text:span text:style-name="T1">-2</text:span></text:p></draw:text-box></draw:frame><draw:frame draw:style-name="gr59" draw:text-style-name="P7" svg:width="1.049cm" svg:height="0.904cm" draw:transform="rotate (-1.5707963267949) translate (3.44663888888889cm 3.49640277777778cm)"><draw:text-box><text:p text:style-name="P6"><text:span text:style-name="T1">-1</text:span></text:p></draw:text-box></draw:frame><draw:frame draw:style-name="gr60" draw:text-style-name="P7" svg:width="0.876cm" svg:height="0.906cm" draw:transform="rotate (-1.5707963267949) translate (5.88786111111111cm 3.67102777777778cm)"><draw:text-box><text:p text:style-name="P6"><text:span text:style-name="T1">1</text:span></text:p></draw:text-box></draw:frame><draw:frame draw:style-name="gr61" draw:text-style-name="P7" svg:width="0.876cm" svg:height="0.904cm" draw:transform="rotate (-1.5707963267949) translate (7.10670833333333cm 3.67102777777778cm)"><draw:text-box><text:p text:style-name="P6"><text:span text:style-name="T1">2</text:span></text:p></draw:text-box></draw:frame><draw:frame draw:style-name="gr62" draw:text-style-name="P7" svg:width="0.876cm" svg:height="0.904cm" draw:transform="rotate (-1.5707963267949) translate (8.32555555555556cm 3.67102777777778cm)"><draw:text-box><text:p text:style-name="P6"><text:span text:style-name="T1">3</text:span></text:p></draw:text-box></draw:frame><draw:line draw:style-name="gr63" draw:text-style-name="P5" svg:x1="4.271cm" svg:y1="0.001cm" svg:x2="4.271cm" svg:y2="9.761cm"><text:p/></draw:line><draw:frame draw:style-name="gr64" draw:text-style-name="P8" svg:width="0.475cm" svg:height="0.713cm" draw:transform="rotate (-1.5707963267949) translate (4.27213888888889cm 9.525375cm)"><draw:text-box><text:p text:style-name="P6"><text:span text:style-name="T2">x</text:span></text:p></draw:text-box></draw:frame><draw:line draw:style-name="gr65" draw:text-style-name="P5" svg:x1="0cm" svg:y1="4.27cm" svg:x2="8.54cm" svg:y2="4.27cm"><text:p/></draw:line><draw:frame draw:style-name="gr66" draw:text-style-name="P8" svg:width="0.475cm" svg:height="0.713cm" draw:transform="rotate (-1.5707963267949) translate (8.74183333333333cm 3.89327777777778cm)"><draw:text-box><text:p text:style-name="P6"><text:span text:style-name="T2">y</text:span></text:p></draw:text-box></draw:frame><draw:polyline draw:style-name="gr67" draw:text-style-name="P5" svg:width="4.098cm" svg:height="3.202cm" draw:transform="rotate (-1.5707963267949) translate (8.08344444444445cm 0.000944444444438886cm)" svg:viewBox="0 0 4099 3203" draw:points="0,3203 98,3190 195,3177 293,3163 390,3150 488,3134 586,3120 683,3104 781,3087 878,3068 976,3050 1074,3031 1171,3010 1269,2988 1366,2966 1464,2941 1562,2916 1659,2888 1757,2860 1854,2829 1952,2796 2050,2761 2147,2723 2245,2683 2342,2639 2440,2593 2538,2541 2635,2486 2733,2427 2830,2361 2928,2288 3026,2207 3123,2118 3221,2018 3318,1907 3416,1779 3514,1634 3611,1466 3709,1271 3806,1039 3904,763 4002,423 4099,0"><text:p/></draw:polyline><draw:polyline draw:style-name="gr68" draw:text-style-name="P5" svg:width="4.098cm" svg:height="3.648cm" draw:transform="rotate (-1.5707963267949) translate (3.65044444444444cm 5.57594444444444cm)" svg:viewBox="0 0 4099 3649" draw:points="0,3649 98,3124 195,2715 293,2386 390,2117 488,1891 586,1699 683,1536 781,1393 878,1269 976,1158 1074,1060 1171,972 1269,893 1366,821 1464,756 1562,697 1659,643 1757,592 1854,545 1952,503 2050,462 2147,426 2245,390 2342,359 2440,328 2538,299 2635,272 2733,246 2830,223 2928,200 3026,178 3123,159 3221,139 3318,121 3416,102 3514,85 3611,70 3709,55 3806,40 3904,26 4002,12 4099,0"><text:p/></draw:polyline><draw:frame draw:style-name="gr69" draw:text-style-name="P9" svg:width="0.906cm" svg:height="0.837cm" draw:transform="rotate (-1.5707963267949) translate (2.49061111111111cm 6.40581944444444cm)"><draw:text-box><text:p text:style-name="P6"><text:span text:style-name="T3">Cf</text:span></text:p></draw:text-box></draw:frame></draw:g></text:p>
      <text:p text:style-name="P2"/>
      <text:p text:style-name="P2"/>
      <text:p text:style-name="P2"><draw:g text:anchor-type="as-char" draw:z-index="3" draw:style-name="gr1"><draw:line draw:style-name="gr107" draw:text-style-name="P5" svg:x1="0.5cm" svg:y1="3.997cm" svg:x2="0.5cm" svg:y2="3.863cm"><text:p/></draw:line><draw:line draw:style-name="gr108" draw:text-style-name="P5" svg:x1="1.5cm" svg:y1="3.997cm" svg:x2="1.5cm" svg:y2="3.863cm"><text:p/></draw:line><draw:frame draw:style-name="gr109" draw:text-style-name="P7" svg:width="0.754cm" svg:height="0.837cm" svg:x="1.926cm" svg:y="3.812cm"><draw:text-box><text:p text:style-name="P6"><text:span text:style-name="T1">0</text:span></text:p></draw:text-box></draw:frame><draw:line draw:style-name="gr110" draw:text-style-name="P5" svg:x1="3.5cm" svg:y1="3.997cm" svg:x2="3.5cm" svg:y2="3.863cm"><text:p/></draw:line><draw:line draw:style-name="gr111" draw:text-style-name="P5" svg:x1="4.5cm" svg:y1="3.997cm" svg:x2="4.5cm" svg:y2="3.863cm"><text:p/></draw:line><draw:line draw:style-name="gr112" draw:text-style-name="P5" svg:x1="5.5cm" svg:y1="3.997cm" svg:x2="5.5cm" svg:y2="3.863cm"><text:p/></draw:line><draw:line draw:style-name="gr113" draw:text-style-name="P5" svg:x1="6.5cm" svg:y1="3.997cm" svg:x2="6.5cm" svg:y2="3.863cm"><text:p/></draw:line><draw:frame draw:style-name="gr114" draw:text-style-name="P7" svg:width="0.918cm" svg:height="0.837cm" svg:x="0.06cm" svg:y="3.828cm"><draw:text-box><text:p text:style-name="P6"><text:span text:style-name="T1">-2</text:span></text:p></draw:text-box></draw:frame><draw:frame draw:style-name="gr115" draw:text-style-name="P7" svg:width="0.918cm" svg:height="0.837cm" svg:x="1.06cm" svg:y="3.828cm"><draw:text-box><text:p text:style-name="P6"><text:span text:style-name="T1">-1</text:span></text:p></draw:text-box></draw:frame><draw:frame draw:style-name="gr116" draw:text-style-name="P7" svg:width="0.754cm" svg:height="0.837cm" svg:x="3.18cm" svg:y="3.828cm"><draw:text-box><text:p text:style-name="P6"><text:span text:style-name="T1">1</text:span></text:p></draw:text-box></draw:frame><draw:frame draw:style-name="gr117" draw:text-style-name="P7" svg:width="0.754cm" svg:height="0.837cm" svg:x="4.18cm" svg:y="3.828cm"><draw:text-box><text:p text:style-name="P6"><text:span text:style-name="T1">2</text:span></text:p></draw:text-box></draw:frame><draw:frame draw:style-name="gr118" draw:text-style-name="P7" svg:width="0.754cm" svg:height="0.837cm" svg:x="5.181cm" svg:y="3.828cm"><draw:text-box><text:p text:style-name="P6"><text:span text:style-name="T1">3</text:span></text:p></draw:text-box></draw:frame><draw:frame draw:style-name="gr119" draw:text-style-name="P7" svg:width="0.754cm" svg:height="0.837cm" svg:x="6.181cm" svg:y="3.828cm"><draw:text-box><text:p text:style-name="P6"><text:span text:style-name="T1">4</text:span></text:p></draw:text-box></draw:frame><draw:line draw:style-name="gr120" draw:text-style-name="P5" svg:x1="2.6cm" svg:y1="6.609cm" svg:x2="2.4cm" svg:y2="6.609cm"><text:p/></draw:line><draw:line draw:style-name="gr121" draw:text-style-name="P5" svg:x1="2.6cm" svg:y1="5.939cm" svg:x2="2.4cm" svg:y2="5.939cm"><text:p/></draw:line><draw:line draw:style-name="gr122" draw:text-style-name="P5" svg:x1="2.6cm" svg:y1="5.272cm" svg:x2="2.4cm" svg:y2="5.272cm"><text:p/></draw:line><draw:line draw:style-name="gr123" draw:text-style-name="P5" svg:x1="2.6cm" svg:y1="4.599cm" svg:x2="2.4cm" svg:y2="4.599cm"><text:p/></draw:line><draw:line draw:style-name="gr124" draw:text-style-name="P5" svg:x1="2.6cm" svg:y1="3.261cm" svg:x2="2.4cm" svg:y2="3.261cm"><text:p/></draw:line><draw:line draw:style-name="gr125" draw:text-style-name="P5" svg:x1="2.6cm" svg:y1="2.59cm" svg:x2="2.4cm" svg:y2="2.59cm"><text:p/></draw:line><draw:line draw:style-name="gr126" draw:text-style-name="P5" svg:x1="2.6cm" svg:y1="1.92cm" svg:x2="2.4cm" svg:y2="1.92cm"><text:p/></draw:line><draw:line draw:style-name="gr127" draw:text-style-name="P5" svg:x1="2.6cm" svg:y1="1.252cm" svg:x2="2.4cm" svg:y2="1.252cm"><text:p/></draw:line><draw:line draw:style-name="gr128" draw:text-style-name="P5" svg:x1="2.6cm" svg:y1="0.581cm" svg:x2="2.4cm" svg:y2="0.581cm"><text:p/></draw:line><draw:frame draw:style-name="gr129" draw:text-style-name="P7" svg:width="0.918cm" svg:height="0.837cm" svg:x="1.723cm" svg:y="6.225cm"><draw:text-box><text:p text:style-name="P6"><text:span text:style-name="T1">-4</text:span></text:p></draw:text-box></draw:frame><draw:frame draw:style-name="gr130" draw:text-style-name="P7" svg:width="0.918cm" svg:height="0.837cm" svg:x="1.723cm" svg:y="5.556cm"><draw:text-box><text:p text:style-name="P6"><text:span text:style-name="T1">-3</text:span></text:p></draw:text-box></draw:frame><draw:frame draw:style-name="gr131" draw:text-style-name="P7" svg:width="0.918cm" svg:height="0.837cm" svg:x="1.723cm" svg:y="4.886cm"><draw:text-box><text:p text:style-name="P6"><text:span text:style-name="T1">-2</text:span></text:p></draw:text-box></draw:frame><draw:frame draw:style-name="gr132" draw:text-style-name="P7" svg:width="0.918cm" svg:height="0.837cm" svg:x="1.723cm" svg:y="4.216cm"><draw:text-box><text:p text:style-name="P6"><text:span text:style-name="T1">-1</text:span></text:p></draw:text-box></draw:frame><draw:frame draw:style-name="gr133" draw:text-style-name="P7" svg:width="0.754cm" svg:height="0.837cm" svg:x="1.914cm" svg:y="2.875cm"><draw:text-box><text:p text:style-name="P6"><text:span text:style-name="T1">1</text:span></text:p></draw:text-box></draw:frame><draw:frame draw:style-name="gr134" draw:text-style-name="P7" svg:width="0.754cm" svg:height="0.837cm" svg:x="1.914cm" svg:y="2.207cm"><draw:text-box><text:p text:style-name="P6"><text:span text:style-name="T1">2</text:span></text:p></draw:text-box></draw:frame><draw:frame draw:style-name="gr135" draw:text-style-name="P7" svg:width="0.754cm" svg:height="0.837cm" svg:x="1.914cm" svg:y="1.536cm"><draw:text-box><text:p text:style-name="P6"><text:span text:style-name="T1">3</text:span></text:p></draw:text-box></draw:frame><draw:frame draw:style-name="gr136" draw:text-style-name="P7" svg:width="0.754cm" svg:height="0.837cm" svg:x="1.914cm" svg:y="0.866cm"><draw:text-box><text:p text:style-name="P6"><text:span text:style-name="T1">4</text:span></text:p></draw:text-box></draw:frame><draw:frame draw:style-name="gr137" draw:text-style-name="P7" svg:width="0.754cm" svg:height="0.837cm" svg:x="1.914cm" svg:y="0.196cm"><draw:text-box><text:p text:style-name="P6"><text:span text:style-name="T1">5</text:span></text:p></draw:text-box></draw:frame><draw:line draw:style-name="gr138" draw:text-style-name="P5" svg:x1="0cm" svg:y1="3.93cm" svg:x2="7cm" svg:y2="3.93cm"><text:p/></draw:line><draw:frame draw:style-name="gr139" draw:text-style-name="P8" svg:width="0.324cm" svg:height="0.646cm" svg:x="6.789cm" svg:y="3.93cm"><draw:text-box><text:p text:style-name="P6"><text:span text:style-name="T2">x</text:span></text:p></draw:text-box></draw:frame><draw:line draw:style-name="gr140" draw:text-style-name="P5" svg:x1="2.5cm" svg:y1="6.928cm" svg:x2="2.5cm" svg:y2="0.246cm"><text:p/></draw:line><draw:frame draw:style-name="gr141" draw:text-style-name="P8" svg:width="0.324cm" svg:height="0.646cm" svg:x="2.69cm" svg:y="0cm"><draw:text-box><text:p text:style-name="P6"><text:span text:style-name="T2">y</text:span></text:p></draw:text-box></draw:frame><draw:polyline draw:style-name="gr142" draw:text-style-name="P5" svg:width="6.161cm" svg:height="6.362cm" svg:x="0.418cm" svg:y="0.246cm" svg:viewBox="0 0 6162 6363" draw:points="0,0 70,286 140,565 210,837 280,1104 350,1363 420,1616 490,1862 560,2102 630,2336 700,2562 770,2782 840,2996 910,3203 980,3403 1050,3597 1120,3784 1190,3965 1260,4139 1330,4307 1400,4467 1470,4622 1540,4770 1610,4912 1680,5046 1750,5174 1820,5296 1890,5411 1960,5520 2030,5622 2082,5693 2152,5784 2222,5867 2292,5945 2362,6016 2432,6080 2502,6138 2572,6189 2642,6233 2712,6271 2782,6303 2852,6327 2922,6346 2992,6358 3062,6363 3082,6363 3152,6360 3222,6350 3292,6334 3362,6311 3432,6281 3502,6245 3572,6202 3642,6153 3712,6097 3782,6035 3852,5966 3922,5890 3992,5808 4062,5720 4132,5625 4202,5523 4272,5415 4342,5299 4412,5178 4482,5050 4552,4916 4622,4774 4692,4627 4762,4473 4832,4312 4902,4145 4972,3971 5042,3790 5112,3603 5182,3409 5252,3209 5322,3002 5392,2789 5462,2569 5532,2343 5602,2110 5672,1870 5742,1624 5812,1371 5882,1112 5952,846 6022,573 6092,295 6162,9"><text:p/></draw:polyline><draw:frame draw:style-name="gr143" draw:text-style-name="P9" svg:width="0.581cm" svg:height="0.706cm" svg:x="4.981cm" svg:y="5.186cm"><draw:text-box><text:p text:style-name="P6"><text:span text:style-name="T3">Cf</text:span></text:p></draw:text-box></draw:frame></draw:g></text:p>
      <text:p text:style-name="P2"/>
      <text:p text:style-name="P2"/>
      <text:p text:style-name="P4"><draw:g text:anchor-type="as-char" draw:z-index="5" draw:style-name="gr1"><draw:line draw:style-name="gr177" draw:text-style-name="P5" svg:x1="0.5cm" svg:y1="1.398cm" svg:x2="0.5cm" svg:y2="1.198cm"><text:p/></draw:line><draw:line draw:style-name="gr178" draw:text-style-name="P5" svg:x1="1.5cm" svg:y1="1.398cm" svg:x2="1.5cm" svg:y2="1.198cm"><text:p/></draw:line><draw:line draw:style-name="gr179" draw:text-style-name="P5" svg:x1="2.5cm" svg:y1="1.398cm" svg:x2="2.5cm" svg:y2="1.198cm"><text:p/></draw:line><draw:line draw:style-name="gr180" draw:text-style-name="P5" svg:x1="3.501cm" svg:y1="1.398cm" svg:x2="3.501cm" svg:y2="1.198cm"><text:p/></draw:line><draw:line draw:style-name="gr181" draw:text-style-name="P5" svg:x1="4.501cm" svg:y1="1.398cm" svg:x2="4.501cm" svg:y2="1.198cm"><text:p/></draw:line><draw:line draw:style-name="gr182" draw:text-style-name="P5" svg:x1="5.503cm" svg:y1="1.398cm" svg:x2="5.503cm" svg:y2="1.198cm"><text:p/></draw:line><draw:frame draw:style-name="gr183" draw:text-style-name="P7" svg:width="0.918cm" svg:height="0.837cm" svg:x="0.046cm" svg:y="1.261cm"><draw:text-box><text:p text:style-name="P6"><text:span text:style-name="T1">-6</text:span></text:p></draw:text-box></draw:frame><draw:frame draw:style-name="gr184" draw:text-style-name="P7" svg:width="0.918cm" svg:height="0.837cm" svg:x="1.046cm" svg:y="1.261cm"><draw:text-box><text:p text:style-name="P6"><text:span text:style-name="T1">-5</text:span></text:p></draw:text-box></draw:frame><draw:frame draw:style-name="gr185" draw:text-style-name="P7" svg:width="0.918cm" svg:height="0.837cm" svg:x="2.046cm" svg:y="1.261cm"><draw:text-box><text:p text:style-name="P6"><text:span text:style-name="T1">-4</text:span></text:p></draw:text-box></draw:frame><draw:frame draw:style-name="gr186" draw:text-style-name="P7" svg:width="0.918cm" svg:height="0.837cm" svg:x="3.046cm" svg:y="1.261cm"><draw:text-box><text:p text:style-name="P6"><text:span text:style-name="T1">-3</text:span></text:p></draw:text-box></draw:frame><draw:frame draw:style-name="gr187" draw:text-style-name="P7" svg:width="0.918cm" svg:height="0.837cm" svg:x="4.046cm" svg:y="1.261cm"><draw:text-box><text:p text:style-name="P6"><text:span text:style-name="T1">-2</text:span></text:p></draw:text-box></draw:frame><draw:frame draw:style-name="gr188" draw:text-style-name="P7" svg:width="0.918cm" svg:height="0.837cm" svg:x="5.045cm" svg:y="1.261cm"><draw:text-box><text:p text:style-name="P6"><text:span text:style-name="T1">-1</text:span></text:p></draw:text-box></draw:frame><draw:line draw:style-name="gr189" draw:text-style-name="P5" svg:x1="6.6cm" svg:y1="8.298cm" svg:x2="6.4cm" svg:y2="8.298cm"><text:p/></draw:line><draw:line draw:style-name="gr190" draw:text-style-name="P5" svg:x1="6.6cm" svg:y1="7.298cm" svg:x2="6.4cm" svg:y2="7.298cm"><text:p/></draw:line><draw:line draw:style-name="gr191" draw:text-style-name="P5" svg:x1="6.6cm" svg:y1="6.298cm" svg:x2="6.4cm" svg:y2="6.298cm"><text:p/></draw:line><draw:line draw:style-name="gr192" draw:text-style-name="P5" svg:x1="6.6cm" svg:y1="5.298cm" svg:x2="6.4cm" svg:y2="5.298cm"><text:p/></draw:line><draw:line draw:style-name="gr193" draw:text-style-name="P5" svg:x1="6.6cm" svg:y1="4.298cm" svg:x2="6.4cm" svg:y2="4.298cm"><text:p/></draw:line><draw:line draw:style-name="gr194" draw:text-style-name="P5" svg:x1="6.6cm" svg:y1="3.297cm" svg:x2="6.4cm" svg:y2="3.297cm"><text:p/></draw:line><draw:line draw:style-name="gr195" draw:text-style-name="P5" svg:x1="6.6cm" svg:y1="2.298cm" svg:x2="6.4cm" svg:y2="2.298cm"><text:p/></draw:line><draw:frame draw:style-name="gr196" draw:text-style-name="P7" svg:width="0.754cm" svg:height="0.837cm" svg:x="5.883cm" svg:y="1.242cm"><draw:text-box><text:p text:style-name="P6"><text:span text:style-name="T1">0</text:span></text:p></draw:text-box></draw:frame><draw:frame draw:style-name="gr197" draw:text-style-name="P7" svg:width="0.918cm" svg:height="0.837cm" svg:x="5.683cm" svg:y="7.927cm"><draw:text-box><text:p text:style-name="P6"><text:span text:style-name="T1">-7</text:span></text:p></draw:text-box></draw:frame><draw:frame draw:style-name="gr198" draw:text-style-name="P7" svg:width="0.918cm" svg:height="0.837cm" svg:x="5.683cm" svg:y="6.927cm"><draw:text-box><text:p text:style-name="P6"><text:span text:style-name="T1">-6</text:span></text:p></draw:text-box></draw:frame><draw:frame draw:style-name="gr199" draw:text-style-name="P7" svg:width="0.918cm" svg:height="0.837cm" svg:x="5.683cm" svg:y="5.927cm"><draw:text-box><text:p text:style-name="P6"><text:span text:style-name="T1">-5</text:span></text:p></draw:text-box></draw:frame><draw:frame draw:style-name="gr200" draw:text-style-name="P7" svg:width="0.918cm" svg:height="0.837cm" svg:x="5.683cm" svg:y="4.927cm"><draw:text-box><text:p text:style-name="P6"><text:span text:style-name="T1">-4</text:span></text:p></draw:text-box></draw:frame><draw:frame draw:style-name="gr201" draw:text-style-name="P7" svg:width="0.918cm" svg:height="0.837cm" svg:x="5.683cm" svg:y="3.926cm"><draw:text-box><text:p text:style-name="P6"><text:span text:style-name="T1">-3</text:span></text:p></draw:text-box></draw:frame><draw:frame draw:style-name="gr202" draw:text-style-name="P7" svg:width="0.918cm" svg:height="0.837cm" svg:x="5.683cm" svg:y="2.926cm"><draw:text-box><text:p text:style-name="P6"><text:span text:style-name="T1">-2</text:span></text:p></draw:text-box></draw:frame><draw:frame draw:style-name="gr203" draw:text-style-name="P7" svg:width="0.918cm" svg:height="0.837cm" svg:x="5.683cm" svg:y="1.926cm"><draw:text-box><text:p text:style-name="P6"><text:span text:style-name="T1">-1</text:span></text:p></draw:text-box></draw:frame><draw:line draw:style-name="gr204" draw:text-style-name="P5" svg:x1="0cm" svg:y1="1.298cm" svg:x2="7cm" svg:y2="1.298cm"><text:p/></draw:line><draw:frame draw:style-name="gr205" draw:text-style-name="P8" svg:width="0.324cm" svg:height="0.646cm" svg:x="6.708cm" svg:y="1.242cm"><draw:text-box><text:p text:style-name="P6"><text:span text:style-name="T2">x</text:span></text:p></draw:text-box></draw:frame><draw:line draw:style-name="gr206" draw:text-style-name="P5" svg:x1="6.5cm" svg:y1="8.798cm" svg:x2="6.5cm" svg:y2="0.076cm"><text:p/></draw:line><draw:frame draw:style-name="gr207" draw:text-style-name="P8" svg:width="0.324cm" svg:height="0.646cm" svg:x="6.048cm" svg:y="0.012cm"><draw:text-box><text:p text:style-name="P6"><text:span text:style-name="T2">y</text:span></text:p></draw:text-box></draw:frame><draw:polyline draw:style-name="gr208" draw:text-style-name="P5" svg:width="6.105cm" svg:height="8.047cm" svg:x="0.019cm" svg:y="0.766cm" svg:viewBox="0 0 6106 8048" draw:points="0,0 555,38 625,44 695,50 765,56 835,63 905,70 975,76 1045,83 1115,91 1185,98 1255,106 1325,113 1395,121 1465,130 1535,138 1605,147 1675,156 1745,165 1815,174 1885,184 1955,194 2025,205 2095,215 2165,226 2235,238 2305,250 2375,262 2445,275 2515,288 2585,301 2655,315 2725,330 2795,345 2865,361 2935,377 3005,394 3075,412 3145,430 3215,449 3285,470 3355,490 3425,512 3495,535 3565,559 3635,585 3705,611 3775,639 3845,668 3915,699 3985,732 4055,767 4125,803 4195,842 4265,883 4335,927 4405,974 4475,1025 4545,1078 4615,1136 4685,1199 4755,1266 4825,1339 4895,1419 4965,1506 5035,1601 5105,1706 5175,1822 5245,1951 5315,2096 5385,2259 5455,2445 5525,2657 5595,2903 5665,3191 5735,3532 5805,3944 5875,4450 5945,5088 6015,5915 6069,6901 6106,8048"><text:p/></draw:polyline><draw:frame draw:style-name="gr209" draw:text-style-name="P9" svg:width="0.906cm" svg:height="1.061cm" svg:x="0.891cm" svg:y="0cm"><draw:text-box><text:p text:style-name="P6"><text:span text:style-name="T3">Cf</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1cm" fo:margin-right="1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éronique et Thibaud FONTANET</meta:initial-creator>
    <meta:creation-date>2015-02-11T12:02:42.302000000</meta:creation-date>
    <dc:date>2015-02-11T17:57:22.312000000</dc:date>
    <dc:creator>Véronique et Thibaud FONTANET</dc:creator>
    <meta:editing-duration>PT14M42S</meta:editing-duration>
    <meta:editing-cycles>3</meta:editing-cycles>
    <meta:generator>LibreOffice/4.3.5.2$Windows_x86 LibreOffice_project/3a87456aaa6a95c63eea1c1b3201acedf0751bd5</meta:generator>
    <meta:document-statistic meta:table-count="0" meta:image-count="0" meta:object-count="0" meta:page-count="1" meta:paragraph-count="6" meta:word-count="0" meta:character-count="0" meta:non-whitespace-character-count="0"/>
  </office:meta>
</office:document-meta>
</file>